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Pictures/2000024600001C01000026A8CE13F9F5.svm"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MS Gothic" svg:font-family="'MS Gothic'"/>
    <style:font-face style:name="Palatino1" svg:font-family="Palatino"/>
    <style:font-face style:name="SansSerif1" svg:font-family="SansSerif"/>
    <style:font-face style:name="Tahoma" svg:font-family="Tahoma"/>
    <style:font-face style:name="Times New Roman1" svg:font-family="'Times New Roman'"/>
    <style:font-face style:name="Thorndale1" svg:font-family="Thorndale" style:font-family-generic="roman"/>
    <style:font-face style:name="Times New Roman" svg:font-family="'Times New Roman'" style:font-family-generic="roman"/>
    <style:font-face style:name="MS Gothic1" svg:font-family="'MS Gothic'" style:font-pitch="variable"/>
    <style:font-face style:name="Palatino" svg:font-family="Palatino" style:font-pitch="variable"/>
    <style:font-face style:name="SansSerif" svg:font-family="SansSerif" style:font-pitch="variable"/>
    <style:font-face style:name="Tahoma1" svg:font-family="Tahoma" style:font-pitch="variable"/>
    <style:font-face style:name="Thorndale" svg:font-family="Thorndale" style:font-family-generic="roman" style:font-pitch="variable"/>
  </office:font-face-decls>
  <office:automatic-styles>
    <style:style style:name="P1" style:family="paragraph" style:parent-style-name="Normal">
      <style:paragraph-properties fo:text-align="justify" style:justify-single-word="false"/>
      <style:text-properties fo:color="#000000" style:font-name="Palatino1" fo:font-size="10pt" style:font-name-asian="Palatino1" style:font-size-asian="10pt" style:font-name-complex="Palatino1" style:font-size-complex="10pt"/>
    </style:style>
    <style:style style:name="P2" style:family="paragraph" style:parent-style-name="Normal">
      <style:paragraph-properties fo:text-align="justify" style:justify-single-word="false"/>
      <style:text-properties fo:color="#000000" style:font-name="Palatino" fo:font-size="10pt" fo:font-weight="normal" style:font-name-asian="Palatino1" style:font-size-asian="10pt" style:font-weight-asian="normal" style:font-name-complex="Palatino1" style:font-size-complex="10pt" style:font-weight-complex="normal"/>
    </style:style>
    <style:style style:name="P3" style:family="paragraph" style:parent-style-name="Standard">
      <style:paragraph-properties fo:margin-left="0cm" fo:margin-right="0cm" fo:text-align="center" style:justify-single-word="false" fo:text-indent="0cm" style:auto-text-indent="false"/>
      <style:text-properties fo:color="#000000" style:font-name="Palatino1" fo:font-size="10pt" fo:font-weight="normal" style:font-name-asian="Palatino1" style:font-size-asian="10pt" style:font-weight-asian="normal" style:font-name-complex="Palatino1" style:font-size-complex="10pt" style:font-weight-complex="normal"/>
    </style:style>
    <style:style style:name="P4" style:family="paragraph" style:parent-style-name="Standard">
      <style:paragraph-properties fo:text-align="center" style:justify-single-word="false"/>
      <style:text-properties fo:color="#000000" style:font-name="Palatino" fo:font-size="10pt" fo:font-weight="normal" style:font-name-asian="Palatino1" style:font-size-asian="10pt" style:font-weight-asian="normal" style:font-name-complex="Palatino1" style:font-size-complex="10pt" style:font-weight-complex="normal"/>
    </style:style>
    <style:style style:name="P5" style:family="paragraph" style:parent-style-name="Normal">
      <style:paragraph-properties fo:margin-left="0.499cm" fo:margin-right="0cm" fo:margin-top="0cm" fo:margin-bottom="0cm" style:contextual-spacing="false" fo:text-indent="0cm" style:auto-text-indent="false" style:shadow="none"/>
      <style:text-properties fo:color="#000000" style:font-name="Palatino1" fo:font-size="10pt" fo:font-weight="normal" style:font-name-asian="Palatino1" style:font-size-asian="10pt" style:font-weight-asian="normal" style:font-name-complex="Palatino1" style:font-size-complex="10pt" style:font-weight-complex="normal"/>
    </style:style>
    <style:style style:name="P6" style:family="paragraph" style:parent-style-name="Standard" style:master-page-name="Standard">
      <style:paragraph-properties fo:margin-left="0cm" fo:margin-right="0cm" fo:margin-top="0cm" fo:margin-bottom="0.199cm" style:contextual-spacing="false" fo:text-indent="0cm" style:auto-text-indent="false" style:page-number="auto"/>
      <style:text-properties fo:color="#000000" style:font-name="Palatino1" style:text-underline-style="solid" style:text-underline-width="auto" style:text-underline-color="font-color" fo:font-weight="bold" style:font-name-asian="Palatino1" style:font-weight-asian="bold" style:font-name-complex="Palatino1" style:font-weight-complex="bold"/>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Thorndale"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ext-properties fo:color="#000000" style:text-outline="false" style:text-line-through-style="none" style:font-name="SansSerif" fo:font-size="5.80000019073486pt" fo:font-style="normal" fo:text-shadow="none" style:text-underline-style="none" fo:font-weight="bold" style:text-underline-mode="continuous" style:text-overline-mode="continuous" style:text-line-through-mode="continuous" style:letter-kerning="false" style:font-name-asian="SansSerif" style:font-size-asian="5.80000019073486pt" style:font-style-asian="normal" style:font-weight-asian="normal" style:font-name-complex="SansSerif" style:font-size-complex="5.80000019073486pt" style:font-style-complex="normal" style:font-weight-complex="normal" style:text-emphasize="none" style:text-scale="100%" style:font-relief="none"/>
    </style:style>
    <style:style style:name="P10" style:family="paragraph">
      <style:paragraph-properties fo:margin-left="0cm" fo:margin-right="0cm" fo:margin-top="0cm" fo:margin-bottom="0cm" fo:line-height="100%" fo:text-indent="0cm"/>
      <style:text-properties fo:color="#000000" style:text-outline="false" style:text-line-through-style="none" style:font-name="SansSerif" fo:font-size="6.5pt" fo:font-style="normal" fo:text-shadow="none" style:text-underline-style="none" fo:font-weight="bold" style:text-underline-mode="continuous" style:text-overline-mode="continuous" style:text-line-through-mode="continuous" style:letter-kerning="false" style:font-name-asian="SansSerif" style:font-size-asian="6.5pt" style:font-style-asian="normal" style:font-weight-asian="normal" style:font-name-complex="SansSerif" style:font-size-complex="6.5pt" style:font-style-complex="normal" style:font-weight-complex="normal" style:text-emphasize="none" style:text-scale="100%" style:font-relief="none"/>
    </style:style>
    <style:style style:name="P11" style:family="paragraph">
      <style:paragraph-properties fo:margin-left="0cm" fo:margin-right="0cm" fo:margin-top="0cm" fo:margin-bottom="0cm" fo:line-height="100%" fo:text-indent="0cm"/>
      <style:text-properties fo:color="#323200" style:text-outline="false" style:text-line-through-style="none" style:font-name="SansSerif" fo:font-size="5.80000019073486pt" fo:font-style="normal" fo:text-shadow="none" style:text-underline-style="none" fo:font-weight="normal" style:text-underline-mode="continuous" style:text-overline-mode="continuous" style:text-line-through-mode="continuous" style:letter-kerning="false" style:font-name-asian="SansSerif" style:font-size-asian="5.80000019073486pt" style:font-style-asian="normal" style:font-weight-asian="normal" style:font-name-complex="SansSerif" style:font-size-complex="5.80000019073486pt" style:font-style-complex="normal" style:font-weight-complex="normal" style:text-emphasize="none" style:text-scale="100%" style:font-relief="none"/>
    </style:style>
    <style:style style:name="T1" style:family="text">
      <style:text-properties style:text-underline-style="solid" style:text-underline-width="auto" style:text-underline-color="font-color"/>
    </style:style>
    <style:style style:name="T2" style:family="text">
      <style:text-properties style:text-underline-style="none" fo:font-weight="normal" style:font-weight-asian="normal" style:font-weight-complex="normal"/>
    </style:style>
    <style:style style:name="T3" style:family="text">
      <style:text-properties style:font-name="Palatino" fo:font-weight="normal" style:font-weight-asian="normal" style:font-weight-complex="normal"/>
    </style:style>
    <style:style style:name="T4" style:family="text">
      <style:text-properties style:font-name="Symbol"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color="#000000" style:text-outline="false" style:text-line-through-style="none" style:font-name="SansSerif" fo:font-size="5.80000019073486pt" fo:font-style="normal" fo:text-shadow="none" style:text-underline-style="none" fo:font-weight="bold" style:text-underline-mode="continuous" style:text-overline-mode="continuous" style:text-line-through-mode="continuous" style:letter-kerning="false" style:font-name-asian="SansSerif" style:font-size-asian="5.80000019073486pt" style:font-style-asian="normal" style:font-weight-asian="normal" style:font-name-complex="SansSerif" style:font-size-complex="5.80000019073486pt" style:font-style-complex="normal" style:font-weight-complex="normal" style:text-emphasize="none" style:text-scale="100%" style:font-relief="none"/>
    </style:style>
    <style:style style:name="T7" style:family="text">
      <style:text-properties fo:color="#000000" style:text-outline="false" style:text-line-through-style="none" style:font-name="SansSerif" fo:font-size="6.5pt" fo:font-style="normal" fo:text-shadow="none" style:text-underline-style="none" fo:font-weight="bold" style:text-underline-mode="continuous" style:text-overline-mode="continuous" style:text-line-through-mode="continuous" style:letter-kerning="false" style:font-name-asian="SansSerif" style:font-size-asian="6.5pt" style:font-style-asian="normal" style:font-weight-asian="normal" style:font-name-complex="SansSerif" style:font-size-complex="6.5pt" style:font-style-complex="normal" style:font-weight-complex="normal" style:text-emphasize="none" style:text-scale="100%" style:font-relief="none"/>
    </style:style>
    <style:style style:name="T8" style:family="text">
      <style:text-properties fo:color="#323200" style:text-outline="false" style:text-line-through-style="none" style:font-name="SansSerif" fo:font-size="5.80000019073486pt" fo:font-style="normal" fo:text-shadow="none" style:text-underline-style="none" fo:font-weight="normal" style:text-underline-mode="continuous" style:text-overline-mode="continuous" style:text-line-through-mode="continuous" style:letter-kerning="false" style:font-name-asian="SansSerif" style:font-size-asian="5.80000019073486pt" style:font-style-asian="normal" style:font-weight-asian="normal" style:font-name-complex="SansSerif" style:font-size-complex="5.80000019073486pt" style:font-style-complex="normal" style:font-weight-complex="normal" style:text-emphasize="none" style:text-scale="100%" style:font-relief="none"/>
    </style:style>
    <style:style style:name="fr1" style:family="graphic" style:parent-style-name="OLE">
      <style:graphic-properties style:vertical-pos="top" style:vertical-rel="baseline"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shadow="hidden" draw:shadow-offset-x="0.3cm" draw:shadow-offset-y="0.3cm" draw:shadow-color="#808080" style:run-through="foreground"/>
    </style:style>
    <style:style style:name="gr4" style:family="graphic">
      <style:graphic-properties draw:stroke="solid" svg:stroke-width="0.025cm" svg:stroke-color="#000000" draw:marker-start="" draw:marker-start-width="0.3cm" draw:marker-start-center="false" draw:marker-end="" draw:marker-end-width="0.3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31cm" fo:min-width="0.78cm" draw:shadow="hidden" draw:shadow-offset-x="0.3cm" draw:shadow-offset-y="0.3cm" draw:shadow-color="#808080" style:run-through="foreground"/>
    </style:style>
    <style:style style:name="gr6" style:family="graphic">
      <style:graphic-properties draw:stroke="solid" svg:stroke-width="0.025cm" svg:stroke-color="#000000" draw:marker-start="" draw:marker-start-width="0.3cm" draw:marker-start-center="false" draw:marker-end="" draw:marker-end-width="0.3cm" draw:marker-end-center="false" draw:fill="solid" draw:fill-color="#ffffff"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7" style:family="graphic">
      <style:graphic-properties draw:stroke="none" svg:stroke-width="0.025cm" svg:stroke-color="#000000" draw:marker-start="" draw:marker-start-width="0.3cm" draw:marker-start-center="false" draw:marker-end="" draw:marker-end-width="0.3cm" draw:marker-end-center="false" draw:fill="none" draw:fill-color="#ffffff" draw:textarea-horizontal-align="center" draw:textarea-vertical-align="middle"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31cm" fo:min-width="1.074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31cm" fo:min-width="1.87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31cm" fo:min-width="1.58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31cm" fo:min-width="1.663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31cm" fo:min-width="0.439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59cm" fo:min-width="0.736cm" draw:shadow="hidden" draw:shadow-offset-x="0.3cm" draw:shadow-offset-y="0.3cm" draw:shadow-color="#808080" style:run-through="foreground"/>
    </style:style>
    <style:style style:name="gr14" style:family="graphic">
      <style:graphic-properties draw:stroke="none" svg:stroke-width="0.025cm" svg:stroke-color="#000000" draw:marker-start="" draw:marker-start-width="0.3cm" draw:marker-start-center="false" draw:marker-end=""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31cm" fo:min-width="0.554cm" draw:shadow="hidden" draw:shadow-offset-x="0.3cm" draw:shadow-offset-y="0.3cm" draw:shadow-color="#808080" style:run-through="foreground"/>
    </style:style>
    <style:style style:name="gr16" style:family="graphic">
      <style:graphic-properties draw:stroke="solid" svg:stroke-width="0.025cm" svg:stroke-color="#323200" draw:marker-start="" draw:marker-start-width="0.3cm" draw:marker-start-center="false" draw:marker-end="" draw:marker-end-width="0.3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26cm" fo:min-width="1.446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26cm" draw:shadow="hidden" draw:shadow-offset-x="0.3cm" draw:shadow-offset-y="0.3cm" draw:shadow-color="#808080" style:run-through="foreground"/>
    </style:style>
    <style:style style:name="gr19" style:family="graphic">
      <style:graphic-properties draw:stroke="none" svg:stroke-width="0.025cm" svg:stroke-color="#323200" draw:marker-start="" draw:marker-start-width="0.3cm" draw:marker-start-center="false" draw:marker-end="" draw:marker-end-width="0.3cm" draw:marker-end-center="false" draw:fill="none" draw:fill-color="#808080" draw:textarea-horizontal-align="center" draw:textarea-vertical-align="middle" draw:shadow="hidden" draw:shadow-offset-x="0.3cm" draw:shadow-offset-y="0.3cm" draw:shadow-color="#808080" style:run-through="foreground"/>
    </style:style>
    <style:style style:name="gr20" style:family="graphic">
      <style:graphic-properties draw:stroke="none" svg:stroke-width="0.025cm" svg:stroke-color="#323200" draw:marker-start="" draw:marker-start-width="0.3cm" draw:marker-start-center="false" draw:marker-end="" draw:marker-end-width="0.3cm" draw:marker-end-center="false" draw:fill="solid" draw:fill-color="#808080" draw:textarea-horizontal-align="center" draw:textarea-vertical-align="middle"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226cm" fo:min-width="3.14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Étude d'un scénario</text:p>
      <text:p text:style-name="P5"><text:span text:style-name="T1">Scénario 2 </text:span>: La marée est à PM+4 , Le stade est fermé. Le mode sera initiation et le coefficient de marée de 95.</text:p>
      <text:p text:style-name="P5">Le responsable du stade relance le système qui avait été arrêté.</text:p>
      <text:p text:style-name="P5"><text:s/></text:p>
      <text:p text:style-name="P3"/>
      <text:p text:style-name="P3"><draw:frame draw:style-name="fr1" draw:name="Objet1" text:anchor-type="as-char" svg:width="18.124cm" svg:height="12.862cm" draw:z-index="0"><draw:object xlink:href="./Object 1" xlink:type="simple" xlink:show="embed" xlink:actuate="onLoad"/><draw:image xlink:href="./ObjectReplacements/Object 1" xlink:type="simple" xlink:show="embed" xlink:actuate="onLoad"/></draw:frame></text:p>
      <text:p text:style-name="P3"/>
      <text:p text:style-name="P3"/>
      <text:p text:style-name="P1">2-1) Compléter le diagramme de séquence du scénario du 2<text:span text:style-name="T5">. On limitera l'étude de <text:s/>PM+4</text:span><text:span text:style-name="T4"> </text:span><text:span text:style-name="T3">à PM+12. </text:span><text:span text:style-name="T2"><text:s text:c="2"/></text:span></text:p>
      <text:p text:style-name="P2"/>
      <text:p text:style-name="P4"><draw:g text:anchor-type="as-char" draw:z-index="1" draw:style-name="gr1"><draw:rect draw:style-name="gr2" draw:text-style-name="P7" svg:width="1.835cm" svg:height="0.969cm" svg:x="3.775cm" svg:y="0.026cm"><text:p/></draw:rect><draw:rect draw:style-name="gr3" draw:text-style-name="P7" svg:width="1.835cm" svg:height="0.969cm" svg:x="3.775cm" svg:y="0.026cm"><text:p/></draw:rect><draw:polyline draw:style-name="gr4" draw:text-style-name="P7" svg:width="1.834cm" svg:height="0.967cm" svg:x="3.774cm" svg:y="0.025cm" svg:viewBox="0 0 1835 968" draw:points="0,0 1835,0 1835,968 0,968"><text:p/></draw:polyline><draw:frame draw:style-name="gr5" draw:text-style-name="P9" svg:width="0.791cm" svg:height="0.239cm" svg:x="4.232cm" svg:y="0cm"><draw:text-box><text:p text:style-name="P8"><text:span text:style-name="T6">:Seance</text:span></text:p></draw:text-box></draw:frame><draw:line draw:style-name="gr4" draw:text-style-name="P7" svg:x1="4.232cm" svg:y1="0.279cm" svg:x2="5.1cm" svg:y2="0.279cm"><text:p/></draw:line><draw:line draw:style-name="gr4" draw:text-style-name="P7" svg:x1="4.666cm" svg:y1="0.967cm" svg:x2="4.666cm" svg:y2="1.222cm"><text:p/></draw:line><draw:line draw:style-name="gr4" draw:text-style-name="P7" svg:x1="4.666cm" svg:y1="1.348cm" svg:x2="4.666cm" svg:y2="1.602cm"><text:p/></draw:line><draw:line draw:style-name="gr4" draw:text-style-name="P7" svg:x1="4.666cm" svg:y1="1.734cm" svg:x2="4.666cm" svg:y2="1.989cm"><text:p/></draw:line><draw:line draw:style-name="gr4" draw:text-style-name="P7" svg:x1="4.666cm" svg:y1="2.116cm" svg:x2="4.666cm" svg:y2="2.371cm"><text:p/></draw:line><draw:line draw:style-name="gr4" draw:text-style-name="P7" svg:x1="4.666cm" svg:y1="2.498cm" svg:x2="4.666cm" svg:y2="2.753cm"><text:p/></draw:line><draw:line draw:style-name="gr4" draw:text-style-name="P7" svg:x1="4.666cm" svg:y1="2.879cm" svg:x2="4.666cm" svg:y2="3.134cm"><text:p/></draw:line><draw:line draw:style-name="gr4" draw:text-style-name="P7" svg:x1="4.666cm" svg:y1="3.26cm" svg:x2="4.666cm" svg:y2="3.515cm"><text:p/></draw:line><draw:line draw:style-name="gr4" draw:text-style-name="P7" svg:x1="4.666cm" svg:y1="3.646cm" svg:x2="4.666cm" svg:y2="3.901cm"><text:p/></draw:line><draw:rect draw:style-name="gr6" draw:text-style-name="P7" svg:width="1.759cm" svg:height="0.969cm" svg:x="8.567cm" svg:y="0.026cm"><text:p/></draw:rect><draw:rect draw:style-name="gr7" draw:text-style-name="P7" svg:width="1.759cm" svg:height="0.969cm" svg:x="8.567cm" svg:y="0.026cm"><text:p/></draw:rect><draw:polyline draw:style-name="gr4" draw:text-style-name="P7" svg:width="1.757cm" svg:height="0.967cm" svg:x="8.568cm" svg:y="0.025cm" svg:viewBox="0 0 1758 968" draw:points="0,0 1758,0 1758,968 0,968"><text:p/></draw:polyline><draw:frame draw:style-name="gr8" draw:text-style-name="P9" svg:width="1.084cm" svg:height="0.239cm" svg:x="8.848cm" svg:y="0cm"><draw:text-box><text:p text:style-name="P8"><text:span text:style-name="T6">:Calendrier</text:span></text:p></draw:text-box></draw:frame><draw:line draw:style-name="gr4" draw:text-style-name="P7" svg:x1="8.848cm" svg:y1="0.279cm" svg:x2="10.021cm" svg:y2="0.279cm"><text:p/></draw:line><draw:line draw:style-name="gr4" draw:text-style-name="P7" svg:x1="9.435cm" svg:y1="0.967cm" svg:x2="9.435cm" svg:y2="1.222cm"><text:p/></draw:line><draw:line draw:style-name="gr4" draw:text-style-name="P7" svg:x1="9.435cm" svg:y1="1.348cm" svg:x2="9.435cm" svg:y2="1.602cm"><text:p/></draw:line><draw:line draw:style-name="gr4" draw:text-style-name="P7" svg:x1="9.435cm" svg:y1="1.734cm" svg:x2="9.435cm" svg:y2="1.989cm"><text:p/></draw:line><draw:line draw:style-name="gr4" draw:text-style-name="P7" svg:x1="9.435cm" svg:y1="2.116cm" svg:x2="9.435cm" svg:y2="2.371cm"><text:p/></draw:line><draw:rect draw:style-name="gr6" draw:text-style-name="P7" svg:width="2.218cm" svg:height="0.969cm" svg:x="13.132cm" svg:y="0.026cm"><text:p/></draw:rect><draw:rect draw:style-name="gr7" draw:text-style-name="P7" svg:width="2.218cm" svg:height="0.969cm" svg:x="13.132cm" svg:y="0.026cm"><text:p/></draw:rect><draw:polyline draw:style-name="gr4" draw:text-style-name="P7" svg:width="2.217cm" svg:height="0.967cm" svg:x="13.132cm" svg:y="0.025cm" svg:viewBox="0 0 2218 968" draw:points="0,0 2218,0 2218,968 0,968"><text:p/></draw:polyline><draw:frame draw:style-name="gr9" draw:text-style-name="P9" svg:width="1.87cm" svg:height="0.239cm" svg:x="13.21cm" svg:y="0cm"><draw:text-box><text:p text:style-name="P8"><text:span text:style-name="T6">vo:VanneOmniflots</text:span></text:p></draw:text-box></draw:frame><draw:line draw:style-name="gr4" draw:text-style-name="P7" svg:x1="13.209cm" svg:y1="0.279cm" svg:x2="15.249cm" svg:y2="0.279cm"><text:p/></draw:line><draw:line draw:style-name="gr4" draw:text-style-name="P7" svg:x1="14.229cm" svg:y1="0.967cm" svg:x2="14.229cm" svg:y2="1.222cm"><text:p/></draw:line><draw:line draw:style-name="gr4" draw:text-style-name="P7" svg:x1="14.229cm" svg:y1="1.348cm" svg:x2="14.229cm" svg:y2="1.602cm"><text:p/></draw:line><draw:line draw:style-name="gr4" draw:text-style-name="P7" svg:x1="14.229cm" svg:y1="1.734cm" svg:x2="14.229cm" svg:y2="1.989cm"><text:p/></draw:line><draw:line draw:style-name="gr4" draw:text-style-name="P7" svg:x1="14.229cm" svg:y1="2.116cm" svg:x2="14.229cm" svg:y2="2.371cm"><text:p/></draw:line><draw:line draw:style-name="gr4" draw:text-style-name="P7" svg:x1="14.229cm" svg:y1="2.498cm" svg:x2="14.229cm" svg:y2="2.753cm"><text:p/></draw:line><draw:line draw:style-name="gr4" draw:text-style-name="P7" svg:x1="14.229cm" svg:y1="2.879cm" svg:x2="14.229cm" svg:y2="3.134cm"><text:p/></draw:line><draw:rect draw:style-name="gr6" draw:text-style-name="P7" svg:width="1.989cm" svg:height="0.969cm" svg:x="10.735cm" svg:y="0.026cm"><text:p/></draw:rect><draw:rect draw:style-name="gr7" draw:text-style-name="P7" svg:width="1.989cm" svg:height="0.969cm" svg:x="10.735cm" svg:y="0.026cm"><text:p/></draw:rect><draw:polyline draw:style-name="gr4" draw:text-style-name="P7" svg:width="1.987cm" svg:height="0.967cm" svg:x="10.735cm" svg:y="0.025cm" svg:viewBox="0 0 1988 968" draw:points="0,0 1988,0 1988,968 0,968"><text:p/></draw:polyline><draw:frame draw:style-name="gr10" draw:text-style-name="P9" svg:width="1.609cm" svg:height="0.239cm" svg:x="10.813cm" svg:y="0cm"><draw:text-box><text:p text:style-name="P8"><text:span text:style-name="T6">reserve:Reserve</text:span></text:p></draw:text-box></draw:frame><draw:line draw:style-name="gr4" draw:text-style-name="P7" svg:x1="10.812cm" svg:y1="0.279cm" svg:x2="12.597cm" svg:y2="0.279cm"><text:p/></draw:line><draw:line draw:style-name="gr4" draw:text-style-name="P7" svg:x1="11.705cm" svg:y1="0.967cm" svg:x2="11.705cm" svg:y2="1.222cm"><text:p/></draw:line><draw:line draw:style-name="gr4" draw:text-style-name="P7" svg:x1="11.705cm" svg:y1="1.348cm" svg:x2="11.705cm" svg:y2="1.602cm"><text:p/></draw:line><draw:line draw:style-name="gr4" draw:text-style-name="P7" svg:x1="11.705cm" svg:y1="1.734cm" svg:x2="11.705cm" svg:y2="1.989cm"><text:p/></draw:line><draw:line draw:style-name="gr4" draw:text-style-name="P7" svg:x1="11.705cm" svg:y1="2.116cm" svg:x2="11.705cm" svg:y2="2.371cm"><text:p/></draw:line><draw:line draw:style-name="gr4" draw:text-style-name="P7" svg:x1="11.705cm" svg:y1="2.498cm" svg:x2="11.705cm" svg:y2="2.753cm"><text:p/></draw:line><draw:line draw:style-name="gr4" draw:text-style-name="P7" svg:x1="11.705cm" svg:y1="2.879cm" svg:x2="11.705cm" svg:y2="3.134cm"><text:p/></draw:line><draw:rect draw:style-name="gr6" draw:text-style-name="P7" svg:width="2.04cm" svg:height="0.969cm" svg:x="15.759cm" svg:y="0.026cm"><text:p/></draw:rect><draw:rect draw:style-name="gr7" draw:text-style-name="P7" svg:width="2.04cm" svg:height="0.969cm" svg:x="15.759cm" svg:y="0.026cm"><text:p/></draw:rect><draw:polyline draw:style-name="gr4" draw:text-style-name="P7" svg:width="2.038cm" svg:height="0.967cm" svg:x="15.759cm" svg:y="0.025cm" svg:viewBox="0 0 2039 968" draw:points="0,0 2039,0 2039,968 0,968"><text:p/></draw:polyline><draw:frame draw:style-name="gr11" draw:text-style-name="P9" svg:width="1.668cm" svg:height="0.239cm" svg:x="15.834cm" svg:y="0cm"><draw:text-box><text:p text:style-name="P8"><text:span text:style-name="T6">:VanneStockVide</text:span></text:p></draw:text-box></draw:frame><draw:line draw:style-name="gr4" draw:text-style-name="P7" svg:x1="15.835cm" svg:y1="0.279cm" svg:x2="17.672cm" svg:y2="0.279cm"><text:p/></draw:line><draw:line draw:style-name="gr4" draw:text-style-name="P7" svg:x1="16.754cm" svg:y1="0.967cm" svg:x2="16.754cm" svg:y2="1.222cm"><text:p/></draw:line><draw:line draw:style-name="gr4" draw:text-style-name="P7" svg:x1="16.754cm" svg:y1="1.348cm" svg:x2="16.754cm" svg:y2="1.602cm"><text:p/></draw:line><draw:line draw:style-name="gr4" draw:text-style-name="P7" svg:x1="16.754cm" svg:y1="1.734cm" svg:x2="16.754cm" svg:y2="1.989cm"><text:p/></draw:line><draw:line draw:style-name="gr4" draw:text-style-name="P7" svg:x1="16.754cm" svg:y1="2.116cm" svg:x2="16.754cm" svg:y2="2.371cm"><text:p/></draw:line><draw:line draw:style-name="gr4" draw:text-style-name="P7" svg:x1="16.754cm" svg:y1="2.498cm" svg:x2="16.754cm" svg:y2="2.753cm"><text:p/></draw:line><draw:line draw:style-name="gr4" draw:text-style-name="P7" svg:x1="16.754cm" svg:y1="2.879cm" svg:x2="16.754cm" svg:y2="3.134cm"><text:p/></draw:line><draw:rect draw:style-name="gr6" draw:text-style-name="P7" svg:width="1.759cm" svg:height="0.969cm" svg:x="1.607cm" svg:y="0.026cm"><text:p/></draw:rect><draw:rect draw:style-name="gr7" draw:text-style-name="P7" svg:width="1.759cm" svg:height="0.969cm" svg:x="1.607cm" svg:y="0.026cm"><text:p/></draw:rect><draw:polyline draw:style-name="gr4" draw:text-style-name="P7" svg:width="1.758cm" svg:height="0.967cm" svg:x="1.606cm" svg:y="0.025cm" svg:viewBox="0 0 1759 968" draw:points="0,0 1759,0 1759,968 0,968"><text:p/></draw:polyline><draw:frame draw:style-name="gr12" draw:text-style-name="P9" svg:width="0.452cm" svg:height="0.239cm" svg:x="2.244cm" svg:y="0cm"><draw:text-box><text:p text:style-name="P8"><text:span text:style-name="T6">:IHM</text:span></text:p></draw:text-box></draw:frame><draw:line draw:style-name="gr4" draw:text-style-name="P7" svg:x1="2.244cm" svg:y1="0.279cm" svg:x2="2.703cm" svg:y2="0.279cm"><text:p/></draw:line><draw:line draw:style-name="gr4" draw:text-style-name="P7" svg:x1="2.473cm" svg:y1="0.967cm" svg:x2="2.473cm" svg:y2="1.222cm"><text:p/></draw:line><draw:line draw:style-name="gr4" draw:text-style-name="P7" svg:x1="2.473cm" svg:y1="1.348cm" svg:x2="2.473cm" svg:y2="1.602cm"><text:p/></draw:line><draw:line draw:style-name="gr4" draw:text-style-name="P7" svg:x1="2.473cm" svg:y1="1.734cm" svg:x2="2.473cm" svg:y2="1.989cm"><text:p/></draw:line><draw:line draw:style-name="gr4" draw:text-style-name="P7" svg:x1="2.473cm" svg:y1="2.116cm" svg:x2="2.473cm" svg:y2="2.371cm"><text:p/></draw:line><draw:line draw:style-name="gr4" draw:text-style-name="P7" svg:x1="2.473cm" svg:y1="2.498cm" svg:x2="2.473cm" svg:y2="2.753cm"><text:p/></draw:line><draw:line draw:style-name="gr4" draw:text-style-name="P7" svg:x1="2.473cm" svg:y1="2.879cm" svg:x2="2.473cm" svg:y2="3.134cm"><text:p/></draw:line><draw:line draw:style-name="gr4" draw:text-style-name="P7" svg:x1="2.473cm" svg:y1="3.26cm" svg:x2="2.473cm" svg:y2="3.515cm"><text:p/></draw:line><draw:line draw:style-name="gr4" draw:text-style-name="P7" svg:x1="2.473cm" svg:y1="3.646cm" svg:x2="2.473cm" svg:y2="3.901cm"><text:p/></draw:line><draw:line draw:style-name="gr4" draw:text-style-name="P7" svg:x1="2.473cm" svg:y1="4.029cm" svg:x2="2.473cm" svg:y2="4.283cm"><text:p/></draw:line><draw:line draw:style-name="gr4" draw:text-style-name="P7" svg:x1="2.473cm" svg:y1="4.41cm" svg:x2="2.473cm" svg:y2="4.665cm"><text:p/></draw:line><draw:rect draw:style-name="gr7" draw:text-style-name="P7" svg:width="0.279cm" svg:height="1.248cm" svg:x="2.348cm" svg:y="1.658cm"><text:p/></draw:rect><draw:polyline draw:style-name="gr4" draw:text-style-name="P7" svg:width="0.278cm" svg:height="1.247cm" svg:x="2.346cm" svg:y="1.655cm" svg:viewBox="0 0 279 1248" draw:points="0,0 279,0 279,1248 0,1248"><text:p/></draw:polyline><draw:rect draw:style-name="gr6" draw:text-style-name="P7" svg:width="0.255cm" svg:height="1.221cm" svg:x="2.372cm" svg:y="1.685cm"><text:p/></draw:rect><draw:rect draw:style-name="gr6" draw:text-style-name="P7" svg:width="1.735cm" svg:height="0.969cm" svg:x="6.018cm" svg:y="0.026cm"><text:p/></draw:rect><draw:rect draw:style-name="gr7" draw:text-style-name="P7" svg:width="1.735cm" svg:height="0.969cm" svg:x="6.018cm" svg:y="0.026cm"><text:p/></draw:rect><draw:polyline draw:style-name="gr4" draw:text-style-name="P7" svg:width="1.732cm" svg:height="0.967cm" svg:x="6.018cm" svg:y="0.025cm" svg:viewBox="0 0 1733 968" draw:points="0,0 1733,0 1733,968 0,968"><text:p/></draw:polyline><draw:frame draw:style-name="gr13" draw:text-style-name="P10" svg:width="0.736cm" svg:height="0.269cm" svg:x="6.502cm" svg:y="0cm"><draw:text-box><text:p text:style-name="P8"><text:span text:style-name="T7">:Maree</text:span></text:p></draw:text-box></draw:frame><draw:line draw:style-name="gr4" draw:text-style-name="P7" svg:x1="6.502cm" svg:y1="0.279cm" svg:x2="7.241cm" svg:y2="0.279cm"><text:p/></draw:line><draw:line draw:style-name="gr4" draw:text-style-name="P7" svg:x1="6.885cm" svg:y1="0.967cm" svg:x2="6.885cm" svg:y2="1.222cm"><text:p/></draw:line><draw:line draw:style-name="gr4" draw:text-style-name="P7" svg:x1="6.885cm" svg:y1="1.348cm" svg:x2="6.885cm" svg:y2="1.602cm"><text:p/></draw:line><draw:line draw:style-name="gr4" draw:text-style-name="P7" svg:x1="6.885cm" svg:y1="1.734cm" svg:x2="6.885cm" svg:y2="1.989cm"><text:p/></draw:line><draw:line draw:style-name="gr4" draw:text-style-name="P7" svg:x1="6.885cm" svg:y1="2.116cm" svg:x2="6.885cm" svg:y2="2.371cm"><text:p/></draw:line><draw:line draw:style-name="gr4" draw:text-style-name="P7" svg:x1="6.885cm" svg:y1="2.498cm" svg:x2="6.885cm" svg:y2="2.753cm"><text:p/></draw:line><draw:line draw:style-name="gr4" draw:text-style-name="P7" svg:x1="6.885cm" svg:y1="2.879cm" svg:x2="6.885cm" svg:y2="3.134cm"><text:p/></draw:line><draw:line draw:style-name="gr4" draw:text-style-name="P7" svg:x1="6.885cm" svg:y1="3.26cm" svg:x2="6.885cm" svg:y2="3.515cm"><text:p/></draw:line><draw:line draw:style-name="gr4" draw:text-style-name="P7" svg:x1="6.885cm" svg:y1="3.646cm" svg:x2="6.885cm" svg:y2="3.901cm"><text:p/></draw:line><draw:rect draw:style-name="gr7" draw:text-style-name="P7" svg:width="0.306cm" svg:height="1.632cm" svg:x="6.733cm" svg:y="2.524cm"><text:p/></draw:rect><draw:polyline draw:style-name="gr4" draw:text-style-name="P7" svg:width="0.304cm" svg:height="1.63cm" svg:x="6.732cm" svg:y="2.521cm" svg:viewBox="0 0 305 1631" draw:points="0,0 305,0 305,1631 0,1631"><text:p/></draw:polyline><draw:rect draw:style-name="gr6" draw:text-style-name="P7" svg:width="0.279cm" svg:height="1.606cm" svg:x="6.757cm" svg:y="2.551cm"><text:p/></draw:rect><draw:rect draw:style-name="gr7" draw:text-style-name="P7" svg:width="0.306cm" svg:height="0.408cm" svg:x="6.911cm" svg:y="3.545cm"><text:p/></draw:rect><draw:polygon draw:style-name="gr14" draw:text-style-name="P7" svg:width="0.611cm" svg:height="0.688cm" svg:x="0cm" svg:y="0.331cm" svg:viewBox="0 0 612 689" draw:points="331,0 331,128 612,128 612,180 331,180 331,383 612,664 612,689 561,689 306,434 51,689 0,689 0,664 280,383 280,180 0,180 0,128 280,128 280,0"><text:p/></draw:polygon><draw:circle draw:style-name="gr14" draw:text-style-name="P7" svg:width="0.331cm" svg:height="0.331cm" svg:x="0.153cm" svg:y="0.026cm"><text:p/></draw:circle><draw:polygon draw:style-name="gr7" draw:text-style-name="P7" svg:width="0.611cm" svg:height="0.688cm" svg:x="0cm" svg:y="0.331cm" svg:viewBox="0 0 612 689" draw:points="331,0 331,128 612,128 612,180 331,180 331,383 612,664 612,689 561,689 306,434 51,689 0,689 0,664 280,383 280,180 0,180 0,128 280,128 280,0"><text:p/></draw:polygon><draw:polyline draw:style-name="gr4" draw:text-style-name="P7" svg:width="0.611cm" svg:height="0.688cm" svg:x="0cm" svg:y="0.331cm" svg:viewBox="0 0 612 689" draw:points="331,0 331,128 612,128 612,180 331,180 331,383 612,664 612,689 561,689 306,434 51,689 0,689 0,664 280,383 280,180 0,180 0,128 280,128 280,0"><text:p/></draw:polyline><draw:circle draw:style-name="gr7" draw:text-style-name="P7" svg:width="0.331cm" svg:height="0.331cm" svg:x="0.153cm" svg:y="0.026cm"><text:p/></draw:circle><draw:polyline draw:style-name="gr4" draw:text-style-name="P7" svg:width="0.305cm" svg:height="0.305cm" svg:x="0.153cm" svg:y="0.025cm" svg:viewBox="0 0 306 306" draw:points="306,153 306,146 305,138 304,130 303,123 301,115 299,107 296,100 293,93 291,86 287,79 283,73 279,66 274,60 269,53 264,48 259,43 253,37 246,32 240,27 234,23 227,20 220,16 214,13 206,10 199,7 191,5 184,3 176,2 168,1 161,0 153,0 153,0 145,0 137,1 130,2 122,3 114,5 107,7 100,10 92,13 86,16 79,20 72,23 65,27 60,32 53,37 47,43 42,48 36,53 32,60 27,66 23,73 19,79 15,86 12,93 9,100 7,107 5,115 3,123 2,130 1,138 0,146 0,153 0,153 0,161 1,169 2,177 3,184 5,192 7,200 9,206 12,214 15,221 19,228 23,234 27,241 32,247 36,254 42,259 47,264 53,270 60,275 65,280 72,283 79,287 86,291 92,294 100,297 107,300 114,302 122,304 130,305 137,306 145,306 153,306 153,306 161,306 168,306 176,305 184,304 191,302 199,300 206,297 214,294 220,291 227,287 234,283 240,280 246,275 253,270 259,264 264,259 269,254 274,247 279,241 283,234 287,228 291,221 293,214 296,206 299,200 301,192 303,184 304,177 305,169 306,161"><text:p/></draw:polyline><draw:frame draw:style-name="gr15" draw:text-style-name="P9" svg:width="0.558cm" svg:height="0.239cm" svg:x="0cm" svg:y="0.995cm"><draw:text-box><text:p text:style-name="P8"><text:span text:style-name="T6">albert</text:span></text:p></draw:text-box></draw:frame><draw:line draw:style-name="gr4" draw:text-style-name="P7" svg:x1="0cm" svg:y1="1.274cm" svg:x2="0.612cm" svg:y2="1.274cm"><text:p/></draw:line><draw:polyline draw:style-name="gr4" draw:text-style-name="P7" svg:width="0.304cm" svg:height="5.224cm" svg:x="0.178cm" svg:y="1.325cm" svg:viewBox="0 0 305 5225" draw:points="0,0 305,0 305,5225 0,5225"><text:p/></draw:polyline><draw:line draw:style-name="gr16" draw:text-style-name="P7" svg:x1="2.601cm" svg:y1="2.32cm" svg:x2="4.538cm" svg:y2="2.32cm"><text:p/></draw:line><draw:line draw:style-name="gr16" draw:text-style-name="P7" svg:x1="0.459cm" svg:y1="1.655cm" svg:x2="2.346cm" svg:y2="1.655cm"><text:p/></draw:line><draw:line draw:style-name="gr16" draw:text-style-name="P7" svg:x1="4.819cm" svg:y1="2.521cm" svg:x2="6.732cm" svg:y2="2.521cm"><text:p/></draw:line><draw:line draw:style-name="gr16" draw:text-style-name="P7" svg:x1="4.538cm" svg:y1="2.32cm" svg:x2="4.207cm" svg:y2="2.244cm"><text:p/></draw:line><draw:frame draw:style-name="gr17" draw:text-style-name="P11" svg:width="1.447cm" svg:height="0.235cm" svg:x="2.753cm" svg:y="1.912cm"><draw:text-box><text:p text:style-name="P8"><text:span text:style-name="T8"><text:s/></text:span><text:span text:style-name="T8">demarrer()</text:span></text:p></draw:text-box></draw:frame><draw:line draw:style-name="gr16" draw:text-style-name="P7" svg:x1="2.346cm" svg:y1="1.655cm" svg:x2="1.988cm" svg:y2="1.579cm"><text:p/></draw:line><draw:frame draw:style-name="gr18" draw:text-style-name="P11" svg:width="1.777cm" svg:height="0.235cm" svg:x="0.612cm" svg:y="1.275cm"><draw:text-box><text:p text:style-name="P8"><text:span text:style-name="T8"><text:s/></text:span><text:span text:style-name="T8">clik(Demarrer):void</text:span></text:p></draw:text-box></draw:frame><draw:polygon draw:style-name="gr19" draw:text-style-name="P7" svg:width="0.331cm" svg:height="0.152cm" svg:x="7.19cm" svg:y="3.595cm" svg:viewBox="0 0 332 153" draw:points="0,77 332,0 332,153"><text:p/></draw:polygon><draw:polygon draw:style-name="gr20" draw:text-style-name="P7" svg:width="0.331cm" svg:height="0.152cm" svg:x="6.4cm" svg:y="2.447cm" svg:viewBox="0 0 332 153" draw:points="332,77 0,153 0,0"><text:p/></draw:polygon><draw:polygon draw:style-name="gr19" draw:text-style-name="P7" svg:width="0.331cm" svg:height="0.152cm" svg:x="6.4cm" svg:y="2.447cm" svg:viewBox="0 0 332 153" draw:points="332,77 0,153 0,0"><text:p/></draw:polygon><draw:polyline draw:style-name="gr16" draw:text-style-name="P7" svg:width="0.331cm" svg:height="0.152cm" svg:x="6.4cm" svg:y="2.447cm" svg:viewBox="0 0 332 153" draw:points="0,0 332,77 0,153 0,0 332,77"><text:p/></draw:polyline><draw:frame draw:style-name="gr21" draw:text-style-name="P11" svg:width="3.14cm" svg:height="0.235cm" svg:x="4.972cm" svg:y="2.117cm"><draw:text-box><text:p text:style-name="P8"><text:span text:style-name="T8"><text:s/></text:span><text:span text:style-name="T8">HM:=demanderProchPhase()</text:span></text:p></draw:text-box></draw:frame></draw:g></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MS Gothic" svg:font-family="'MS Gothic'"/>
    <style:font-face style:name="Palatino1" svg:font-family="Palatino"/>
    <style:font-face style:name="SansSerif1" svg:font-family="SansSerif"/>
    <style:font-face style:name="Tahoma" svg:font-family="Tahoma"/>
    <style:font-face style:name="Times New Roman1" svg:font-family="'Times New Roman'"/>
    <style:font-face style:name="Thorndale1" svg:font-family="Thorndale" style:font-family-generic="roman"/>
    <style:font-face style:name="Times New Roman" svg:font-family="'Times New Roman'" style:font-family-generic="roman"/>
    <style:font-face style:name="MS Gothic1" svg:font-family="'MS Gothic'" style:font-pitch="variable"/>
    <style:font-face style:name="Palatino" svg:font-family="Palatino" style:font-pitch="variable"/>
    <style:font-face style:name="SansSerif" svg:font-family="SansSerif" style:font-pitch="variable"/>
    <style:font-face style:name="Tahoma1" svg:font-family="Tahoma" style:font-pitch="variable"/>
    <style:font-face style:name="Thorndale" svg:font-family="Thorndale" style:font-family-generic="roman" style:font-pitch="variable"/>
  </office:font-face-decls>
  <office:styles>
    <draw:stroke-dash draw:name="Dash_20_10" draw:display-name="Dash 10" draw:style="rect" draw:dots1="1" draw:distance="0.259cm"/>
    <draw:stroke-dash draw:name="Dash_20_11" draw:display-name="Dash 11" draw:style="rect" draw:dots1="1" draw:distance="0.259cm"/>
    <draw:stroke-dash draw:name="Dash_20_12" draw:display-name="Dash 12" draw:style="rect" draw:dots1="1" draw:distance="0.259cm"/>
    <draw:stroke-dash draw:name="Dash_20_7" draw:display-name="Dash 7" draw:style="rect" draw:dots1="1" draw:distance="0.259cm"/>
    <draw:stroke-dash draw:name="Dash_20_8" draw:display-name="Dash 8" draw:style="rect" draw:dots1="1" draw:distance="0.259cm"/>
    <draw:stroke-dash draw:name="Dash_20_9" draw:display-name="Dash 9"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fr" fo:country="FR"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Normal" style:family="paragraph" style:parent-style-name="Standard" style:nex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517cm" fo:margin-bottom="1.27cm" fo:margin-left="1.517cm" fo:margin-right="1.5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creation-date>2010-02-25T16:23:08.57</meta:creation-date>
    <dc:language>fr-FR</dc:language>
    <meta:editing-cycles>4</meta:editing-cycles>
    <meta:editing-duration>PT00H18M03S</meta:editing-duration>
    <meta:print-date>2010-02-25T16:23:31.39</meta:print-date>
    <dc:date>2010-02-25T18:01:18.40</dc:date>
    <meta:document-statistic meta:table-count="0" meta:image-count="0" meta:object-count="1" meta:page-count="1" meta:paragraph-count="7" meta:word-count="56" meta:character-count="297" meta:non-whitespace-character-count="24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2" style:family="paragraph">
      <style:paragraph-properties fo:text-align="center"/>
    </style:style>
  </office:automatic-styles>
  <office:body>
    <office:drawing>
      <draw:page draw:name="page0" draw:style-name="dp1" draw:master-page-name="Standard">
        <draw:g>
          <draw:frame draw:style-name="gr1" draw:text-style-name="P1" draw:layer="layout" svg:width="4.1cm" svg:height="5.68cm" svg:x="0cm" svg:y="2.286cm">
            <draw:image xlink:href="Pictures/2000024600001C01000026A8CE13F9F5.svm" xlink:type="simple" xlink:show="embed" xlink:actuate="onLoad">
              <text:p/>
            </draw:image>
          </draw:frame>
          <draw:frame draw:style-name="gr2" draw:text-style-name="P2" draw:layer="layout" svg:width="13.466cm" svg:height="12.862cm" svg:x="4.657cm" svg:y="0cm">
            <draw:image xlink:href="file:///Y:/fait%20ici/windesign/ExportImage/diagramme%20classe.wmf" xlink:type="simple" xlink:show="embed" xlink:actuate="onLoad">
              <text:p/>
            </draw:image>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